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השכלה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ניסיון תעסוקתי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תשתית של מערכת גדולה ומבצעית</text:p>
        </text:list-item>
        <text:list-item>
          <text:p text:style-name="P1">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</text:p>
        </text:list-item>
        <text:list-item>
          <text:p text:style-name="P2">יחידת מצפ"ן: מפתח דוחות סטטיסטים ב-SAP ERP בסביבת BI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קבצים</text:p>
        </text:list-item>
      </text:list>
      <text:h text:style-name="Heading_20_2" text:outline-level="2">הצטיינויות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</text:span> לפי שקלול סטנדרטי, <text:span text:style-name="T1">741</text:span> לפי שיקלול כמותי</text:p>
        </text:list-item>
      </text:list>
      <text:h text:style-name="Heading_20_2" text:outline-level="2">ידע טכנולוגי</text:h>
      <text:p text:style-name="First_20_paragraph"><text:span text:style-name="T1">שפה עיקרית</text:span>: Java 8 (Spring Boot, Tomcat, JPA).</text:p>
      <text:p text:style-name="Text_20_body"><text:span text:style-name="T1">שפות נוספות</text:span>: ASP.NET, Bash, C, C#.NET, C++, HTML/CSS, Javascript/Node/Typescript, PHP, Python, PL/SQL.</text:p>
      <text:p text:style-name="Text_20_body"><text:span text:style-name="T1">ידע באפליקציות</text:span>: Eclipse, Git, IntelliJ IDEA, MATLAB, Ivy+Ant, Maven, Gradle, PL/SQL Developer, Adobe Photoshop, Visual Studio, Wireshark, Microsoft Office (Excel, Outlook, Powerpoint, Word, Visio, w/ VBA Macros), Docker, Red Hat Openshift, Atlassian (JIRA, Bamboo, Bitbucket), JUnit, Jenkins CI.</text:p>
      <text:p text:style-name="Text_20_body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שפות</text:h>
      <text:p text:style-name="First_20_paragraph">עברית: שליטה מלאה</text:p>
      <text:p text:style-name="Text_20_body">אנגלית: שליטה מלאה (8.5/9 במבחן IELTS)</text:p>
      <text:p text:style-name="Text_20_body">צרפתית: שפת אם</text:p>
      <text:h text:style-name="Heading_20_2" text:outline-level="2">ניהול פרויקטים (במסגרת הלימודים)</text:h>
      <text:list text:style-name="L5">
        <text:list-item>
          <text:p text:style-name="P5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(<text:a xlink:type="simple" xlink:href="https://patents.google.com/patent/WO2015097312A1" office:name=""><text:span text:style-name="Definition">https://patents.google.com/patent/WO2015097312A1</text:span></text:a>), נמכר וייצא לשימוש בפועל. ציון: <text:span text:style-name="T1">99/100</text:span>.</text:p>
        </text:list-item>
        <text:list-item>
          <text:p text:style-name="P5">פרויקט בהנדסת מערכות חלונות (C#.NET, WCF, WPF, ASP.NET). ציון: 100.</text:p>
        </text:list-item>
        <text:list-item>
          <text:p text:style-name="P5">פרויקט בארגון וניהול קבצים (strictly layered architecture, Managed C++, Windows Forms). ציון: 100.</text:p>
        </text:list-item>
        <text:list-item>
          <text:p text:style-name="P5">פרויקט בJava (MVC, JPA, Swing, Webservices, C# client, JSP). ציון: 100.</text:p>
        </text:list-item>
        <text:list-item>
          <text:p text:style-name="P5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Regular" style:font-pitch="variable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Sawasdee" fo:font-family="Sawasdee" style:font-style-name="Regular" style:font-pitch="variable" fo:font-size="10pt" style:font-name-complex="David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</office:meta>
</office:document-meta>
</file>